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5cm" fo:min-width="6.5cm"/>
      <style:paragraph-properties style:writing-mode="lr-tb"/>
    </style:style>
    <style:style style:name="gr3" style:family="graphic" style:parent-style-name="objectwithoutfill">
      <style:graphic-properties draw:marker-end="线条箭头_20_1" draw:marker-end-width="0.3cm" draw:fill="none" draw:textarea-vertical-align="to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marker-start="线条箭头_20_2" draw:marker-start-width="0.3cm" draw:marker-end="线条箭头_20_3" draw:marker-end-width="0.3cm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049cm"/>
      <style:paragraph-properties style:writing-mode="lr-tb"/>
    </style:style>
    <style:style style:name="gr9" style:family="graphic" style:parent-style-name="objectwithoutfill">
      <style:graphic-properties draw:marker-end="线条箭头_20_4" draw:marker-end-width="0.3cm" draw:fill="none" draw:textarea-vertical-align="middle"/>
    </style:style>
    <style:style style:name="gr10" style:family="graphic" style:parent-style-name="objectwithoutfill">
      <style:graphic-properties draw:marker-end="线条箭头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634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3.517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cm" svg:height="2cm" svg:x="8cm" svg:y="2cm">
          <text:p text:style-name="P1">index.m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2cm" svg:x="6.5cm" svg:y="5cm">
          <text:p text:style-name="P1">_layout/xxxx.htm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cm" svg:y1="4cm" svg:x2="10cm" svg:y2="5cm">
          <text:p text:style-name="P1"/>
        </draw:line>
        <draw:frame draw:style-name="gr4" draw:text-style-name="P5" draw:layer="layout" svg:width="5.193cm" svg:height="0.962cm" svg:x="1.75cm" svg:y="2.25cm">
          <draw:text-box>
            <text:p text:style-name="P4">layout: xxxx.html</text:p>
          </draw:text-box>
        </draw:frame>
        <draw:custom-shape draw:style-name="gr2" draw:text-style-name="P2" draw:layer="layout" svg:width="7cm" svg:height="2cm" svg:x="1.75cm" svg:y="8cm">
          <text:p text:style-name="P1">_include/xx1.htm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2cm" svg:x="11.25cm" svg:y="8cm">
          <text:p text:style-name="P1"><text:span text:style-name="T1">_</text:span>include/xx2.htm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2cm" svg:x="2cm" svg:y="17.25cm">
          <text:p text:style-name="P1">assets/css/xx.scs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5cm" svg:y1="7cm" svg:x2="6.5cm" svg:y2="8cm">
          <text:p/>
        </draw:line>
        <draw:line draw:style-name="gr5" draw:text-style-name="P1" draw:layer="layout" svg:x1="11.75cm" svg:y1="7cm" svg:x2="12.5cm" svg:y2="8cm">
          <text:p/>
        </draw:line>
        <draw:line draw:style-name="gr5" draw:text-style-name="P1" draw:layer="layout" svg:x1="10cm" svg:y1="7cm" svg:x2="10cm" svg:y2="10.25cm">
          <text:p/>
        </draw:line>
        <draw:frame draw:style-name="gr6" draw:text-style-name="P6" draw:layer="layout" svg:width="8cm" svg:height="1cm" svg:x="12cm" svg:y="2.25cm">
          <draw:text-box>
            <text:p text:style-name="P4"><text:span text:style-name="T2">{%include xx2.html parm=”p”%}</text:span></text:p>
          </draw:text-box>
        </draw:frame>
        <draw:line draw:style-name="gr7" draw:text-style-name="P3" draw:layer="layout" svg:x1="1cm" svg:y1="13cm" svg:x2="20cm" svg:y2="13cm">
          <text:p/>
        </draw:line>
        <draw:custom-shape draw:style-name="gr2" draw:text-style-name="P2" draw:layer="layout" svg:width="7cm" svg:height="2cm" svg:x="12cm" svg:y="17.25cm">
          <text:p text:style-name="P1">_sass/real.scs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cm" svg:y1="18.25cm" svg:x2="9cm" svg:y2="18.25cm">
          <text:p/>
        </draw:line>
        <draw:frame draw:style-name="gr8" draw:text-style-name="P8" draw:layer="layout" svg:width="5.527cm" svg:height="1.299cm" svg:x="6.973cm" svg:y="20.201cm">
          <draw:text-box>
            <text:p text:style-name="P7">@import “real”</text:p>
          </draw:text-box>
        </draw:frame>
        <draw:line draw:style-name="gr9" draw:text-style-name="P3" draw:layer="layout" svg:x1="8.25cm" svg:y1="20.25cm" svg:x2="7.5cm" svg:y2="18.5cm">
          <text:p/>
        </draw:line>
        <draw:custom-shape draw:style-name="gr2" draw:text-style-name="P2" draw:layer="layout" svg:width="7cm" svg:height="2cm" svg:x="6.75cm" svg:y="10.25cm">
          <text:p text:style-name="P1"><text:span text:style-name="T1">_</text:span>include/xx3.html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6.25cm" svg:y1="17.25cm" svg:x2="9.25cm" svg:y2="12.25cm">
          <text:p/>
        </draw:line>
        <draw:line draw:style-name="gr9" draw:text-style-name="P3" draw:layer="layout" svg:x1="13.75cm" svg:y1="13.25cm" svg:x2="12.5cm" svg:y2="11.5cm">
          <text:p/>
        </draw:line>
        <draw:line draw:style-name="gr10" draw:text-style-name="P3" draw:layer="layout" svg:x1="6.75cm" svg:y1="2.75cm" svg:x2="8.75cm" svg:y2="3cm">
          <text:p/>
        </draw:line>
        <draw:line draw:style-name="gr10" draw:text-style-name="P3" draw:layer="layout" svg:x1="16.5cm" svg:y1="3cm" svg:x2="12.5cm" svg:y2="6cm">
          <text:p/>
        </draw:line>
        <draw:frame draw:style-name="gr11" draw:text-style-name="P5" draw:layer="layout" svg:width="8.133cm" svg:height="1.884cm" svg:x="10.867cm" svg:y="13.25cm">
          <draw:text-box>
            <text:p>&lt;link rel="stylesheet" href="assets/css/xx.css"&gt;</text:p>
          </draw:text-box>
        </draw:frame>
        <draw:line draw:style-name="gr7" draw:text-style-name="P3" draw:layer="layout" svg:x1="1cm" svg:y1="21.5cm" svg:x2="20cm" svg:y2="21.5cm">
          <text:p/>
        </draw:line>
        <draw:custom-shape draw:style-name="gr2" draw:text-style-name="P2" draw:layer="layout" svg:width="7cm" svg:height="2cm" svg:x="1.75cm" svg:y="22.25cm">
          <text:p text:style-name="P1">_config.yaml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8.277cm" svg:height="3.806cm" svg:x="10.973cm" svg:y="22.233cm">
          <draw:text-box>
            <text:p text:style-name="P7">defaults:</text:p>
            <text:p text:style-name="P7"><text:s text:c="4"/>-scope:</text:p>
            <text:p text:style-name="P7"><text:s text:c="8"/>path: "assets/img"</text:p>
            <text:p text:style-name="P7"><text:s text:c="4"/>values:</text:p>
            <text:p text:style-name="P7"><text:s text:c="8"/>image: true</text:p>
          </draw:text-box>
        </draw:frame>
        <draw:line draw:style-name="gr9" draw:text-style-name="P3" draw:layer="layout" svg:x1="11cm" svg:y1="23cm" svg:x2="7.25cm" svg:y2="23.25cm">
          <text:p/>
        </draw:line>
        <draw:custom-shape draw:style-name="gr13" draw:text-style-name="P2" draw:layer="layout" svg:width="5cm" svg:height="2cm" svg:x="1.75cm" svg:y="14cm">
          <text:p text:style-name="P1">assets/img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5cm" svg:y1="22.25cm" svg:x2="2.75cm" svg:y2="16cm">
          <text:p/>
        </draw:line>
        <draw:line draw:style-name="gr9" draw:text-style-name="P3" draw:layer="layout" svg:x1="2.75cm" svg:y1="14cm" svg:x2="4cm" svg:y2="10cm">
          <text:p/>
        </draw:line>
        <draw:line draw:style-name="gr10" draw:text-style-name="P3" draw:layer="layout" svg:x1="16.75cm" svg:y1="8.5cm" svg:x2="16.75cm" svg:y2="7.5cm">
          <text:p/>
        </draw:line>
        <draw:frame draw:style-name="gr14" draw:text-style-name="P6" draw:layer="layout" svg:width="6.5cm" svg:height="1cm" svg:x="14cm" svg:y="6.5cm">
          <draw:text-box>
            <text:p text:style-name="P4"><text:span text:style-name="T2">&lt;p&gt;{{include.parm}}&lt;/p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4T20:47:22.158533804</meta:creation-date>
    <dc:date>2022-09-24T21:04:19.656892535</dc:date>
    <meta:editing-duration>PT6M17S</meta:editing-duration>
    <meta:editing-cycles>1</meta:editing-cycles>
    <meta:generator>LibreOffice/7.3.6.2$Linux_X86_64 LibreOffice_project/c28ca90fd6e1a19e189fc16c05f8f8924961e12e</meta:generator>
    <meta:document-statistic meta:object-count="31"/>
  </office:meta>
</office:document-meta>
</file>